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RUBAIYAT OF OMAR KHAYYAM</text:h>
      <text:h text:style-name="Heading_20_2" text:outline-level="2"><text:span text:style-name="T1">By</text:span><text:span text:style-name="T2"> </text:span><text:span text:style-name="T3">Omar</text:span><text:span text:style-name="T4"> </text:span><text:span text:style-name="T5">Khayyam</text:span></text:h>
      <text:h text:style-name="Heading_20_3" text:outline-level="3">Rendered into English Verse by Edward Fitzgerald</text:h>
      <text:h text:style-name="Heading_20_1" text:outline-level="1">First Edition</text:h>
      <text:h text:style-name="Heading_20_2" text:outline-level="2">I.</text:h>
      <text:h text:style-name="Heading_20_3" text:outline-level="3">Awake! for Morning in the Bowl of Night</text:h>
      <text:h text:style-name="Heading_20_3" text:outline-level="3">Has flung the Stone that puts the Stars to Flight:</text:h>
      <text:h text:style-name="Heading_20_3" text:outline-level="3">And Lo! the Hunter of the East has caught</text:h>
      <text:h text:style-name="Heading_20_3" text:outline-level="3">The Sultan's Turret in a Noose of Light.</text:h>
      <text:h text:style-name="Heading_20_2" text:outline-level="2">II.</text:h>
      <text:h text:style-name="Heading_20_3" text:outline-level="3">Dreaming when Dawn's Left Hand was in the Sky</text:h>
      <text:h text:style-name="Heading_20_3" text:outline-level="3">I heard a Voice within the Tavern cry,</text:h>
      <text:h text:style-name="Heading_20_3" text:outline-level="3">"Awake, my Little ones, and fill the Cup</text:h>
      <text:h text:style-name="Heading_20_3" text:outline-level="3">Before Life's Liquor in its Cup be dry."</text:h>
      <text:h text:style-name="Heading_20_2" text:outline-level="2">III.</text:h>
      <text:h text:style-name="Heading_20_3" text:outline-level="3">And, as the Cock crew, those who stood before</text:h>
      <text:h text:style-name="Heading_20_3" text:outline-level="3">The Tavern shouted--"Open then the Door.</text:h>
      <text:h text:style-name="Heading_20_3" text:outline-level="3">You know how little while we have to stay,</text:h>
      <text:h text:style-name="Heading_20_3" text:outline-level="3">And, once departed, may return no more."</text:h>
      <text:h text:style-name="Heading_20_2" text:outline-level="2">IV.</text:h>
      <text:h text:style-name="Heading_20_3" text:outline-level="3">Now the New Year reviving old Desires,</text:h>
      <text:h text:style-name="Heading_20_3" text:outline-level="3">The thoughtful Soul to Solitude retires,</text:h>
      <text:h text:style-name="Heading_20_3" text:outline-level="3">Where the WHITE HAND OF MOSES on the Bough</text:h>
      <text:h text:style-name="Heading_20_3" text:outline-level="3">Puts out, and Jesus from the Ground suspires.</text:h>
      <text:h text:style-name="Heading_20_2" text:outline-level="2">V.</text:h>
      <text:h text:style-name="Heading_20_3" text:outline-level="3">Iram indeed is gone with all its Rose,</text:h>
      <text:h text:style-name="Heading_20_3" text:outline-level="3">And Jamshyd's Sev'n-ring'd Cup where no one knows;</text:h>
      <text:h text:style-name="Heading_20_3" text:outline-level="3">But still the Vine her ancient Ruby yields,</text:h>
      <text:h text:style-name="Heading_20_3" text:outline-level="3">And still a Garden by the Water blows.</text:h>
      <text:h text:style-name="Heading_20_2" text:outline-level="2">VI.</text:h>
      <text:h text:style-name="Heading_20_3" text:outline-level="3">And David's Lips are lock't; but in divine</text:h>
      <text:h text:style-name="Heading_20_3" text:outline-level="3">High piping Pelevi, with "Wine! Wine! Wine!</text:h>
      <text:h text:style-name="Heading_20_3" text:outline-level="3">Red Wine!"--the Nightingale cries to the Rose</text:h>
      <text:h text:style-name="Heading_20_3" text:outline-level="3">That yellow Cheek of hers to'incarnadine.</text:h>
      <text:h text:style-name="Heading_20_2" text:outline-level="2">VII.</text:h>
      <text:h text:style-name="Heading_20_3" text:outline-level="3">Come, fill the Cup, and in the Fire of Spring</text:h>
      <text:h text:style-name="Heading_20_3" text:outline-level="3">The Winter Garment of Repentance fling:</text:h>
      <text:h text:style-name="Heading_20_3" text:outline-level="3">The Bird of Time has but a little way</text:h>
      <text:h text:style-name="Heading_20_3" text:outline-level="3">To fly--and Lo! the Bird is on the Wing.</text:h>
      <text:h text:style-name="Heading_20_2" text:outline-level="2">VIII.</text:h>
      <text:h text:style-name="Heading_20_3" text:outline-level="3">And look--a thousand Blossoms with the Day</text:h>
      <text:h text:style-name="Heading_20_3" text:outline-level="3">Woke--and a thousand scatter'd into Clay:</text:h>
      <text:h text:style-name="Heading_20_3" text:outline-level="3">And this first Summer Month that brings the Rose</text:h>
      <text:h text:style-name="Heading_20_3" text:outline-level="3">Shall take Jamshyd and Kaikobad away.</text:h>
      <text:h text:style-name="Heading_20_2" text:outline-level="2">IX.</text:h>
      <text:h text:style-name="Heading_20_3" text:outline-level="3">But come with old Khayyam, and leave the Lot</text:h>
      <text:h text:style-name="Heading_20_3" text:outline-level="3">Of Kaikobad and Kaikhosru forgot:</text:h>
      <text:h text:style-name="Heading_20_3" text:outline-level="3">Let Rustum lay about him as he will,</text:h>
      <text:h text:style-name="Heading_20_3" text:outline-level="3">Or Hatim Tai cry Supper--heed them not.</text:h>
      <text:h text:style-name="Heading_20_2" text:outline-level="2">X.</text:h>
      <text:h text:style-name="Heading_20_3" text:outline-level="3">With me along some Strip of Herbage strown</text:h>
      <text:h text:style-name="Heading_20_3" text:outline-level="3">That just divides the desert from the sown,</text:h>
      <text:h text:style-name="Heading_20_3" text:outline-level="3">Where name of Slave and Sultan scarce is known,</text:h>
      <text:h text:style-name="Heading_20_3" text:outline-level="3">And pity Sultan Mahmud on his Throne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